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/>
    </style:style>
    <style:style style:name="P2" style:family="paragraph" style:parent-style-name="Preformatted_20_Text">
      <style:text-properties style:font-name="Liberation Sans"/>
    </style:style>
    <style:style style:name="T1" style:family="text">
      <style:text-properties officeooo:rsid="0018a498"/>
    </style:style>
    <style:style style:name="T2" style:family="text">
      <style:text-properties officeooo:rsid="001b519b"/>
    </style:style>
    <style:style style:name="T3" style:family="text">
      <style:text-properties officeooo:rsid="001bf65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e2f8" style:font-weight-asian="bold" style:font-weight-complex="bold"/>
    </style:style>
    <style:style style:name="T6" style:family="text">
      <style:text-properties officeooo:rsid="002080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Fonctionnement de la billetterie</text:span><text:span text:style-name="T5"> </text:span><text:span text:style-name="T4">:</text:span></text:p>
      <text:p text:style-name="P1">1. L’utilisateur consulte l’agenda<text:span text:style-name="T1"> </text:span>via le site (affichage des concerts à venir).</text:p>
      <text:p text:style-name="P1">2. Il choisit un concert et clique sur "Réserver".</text:p>
      <text:p text:style-name="P1">3. Sur la page de réservation :</text:p>
      <text:p text:style-name="P1"/>
      <text:p text:style-name="P1"><text:s text:c="3"/><text:span text:style-name="T2">- </text:span>Il sélectionne le nombre de places souhaitées.</text:p>
      <text:p text:style-name="P1"><text:s text:c="3"/><text:span text:style-name="T2">- </text:span>Il choisit le type de tarif : plein ou abonné.</text:p>
      <text:p text:style-name="P1"/>
      <text:p text:style-name="P1">4. Il accède à un récapitulatif de sa réservation (montant total, infos concert, etc.).</text:p>
      <text:p text:style-name="P1">Ce récapitulatif représente le panier final, validé par l'utilisateur, équivalent à une commande payée.</text:p>
      <text:p text:style-name="P1"/>
      <text:p text:style-name="P1"/>
      <text:p text:style-name="P1"/>
      <text:p text:style-name="P1"><text:span text:style-name="T4">Règles métier</text:span><text:span text:style-name="T5"> </text:span><text:span text:style-name="T4">:</text:span></text:p>
      <text:p text:style-name="P1">Un utilisateur peut effectuer plusieurs réservations, pour différents concerts.</text:p>
      <text:p text:style-name="P1">Une réservation est émise par un seul utilisateur.</text:p>
      <text:p text:style-name="P1">Un concert peut faire l’objet de plusieurs réservations.</text:p>
      <text:p text:style-name="P1">Une <text:span text:style-name="T3">r</text:span>éservation est associée à un seul concert.</text:p>
      <text:p text:style-name="P1">Une réservation peut contenir plusieurs places, mais toujours à un seul tarif (plein OU abonné).</text:p>
      <text:p text:style-name="P1">Le montant total payé est calculé selon :</text:p>
      <text:p text:style-name="P1"/>
      <text:p text:style-name="P1"><text:span text:style-name="T6"><text:tab/></text:span>montant = nb_places × tarif_plein ou <text:span text:style-name="T3">t</text:span>arif_abonne en fonction du choix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8T13:03:17.442016381</dc:date>
    <meta:editing-duration>PT6M49S</meta:editing-duration>
    <meta:editing-cycles>8</meta:editing-cycles>
    <meta:generator>LibreOffice/7.4.7.2$Linux_X86_64 LibreOffice_project/40$Build-2</meta:generator>
    <meta:document-statistic meta:table-count="0" meta:image-count="0" meta:object-count="0" meta:page-count="1" meta:paragraph-count="16" meta:word-count="150" meta:character-count="943" meta:non-whitespace-character-count="802"/>
  </office:meta>
</office:document-meta>
</file>